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40b23c" officeooo:paragraph-rsid="0040b23c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a18cf" style:font-name-asian="Arial3" style:font-size-asian="12pt" style:font-style-asian="normal" style:font-weight-asian="normal" style:font-name-complex="Arial3" style:font-size-complex="12pt" style:text-emphasize="none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41a700" style:font-name-asian="Arial3" style:font-size-asian="12pt" style:font-style-asian="normal" style:font-weight-asian="normal" style:font-name-complex="Arial3" style:font-size-complex="12pt" style:text-emphasize="none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391bcc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/>
    </style:style>
    <style:style style:name="P22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fo:font-weight="normal" officeooo:paragraph-rsid="003412a9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40b23c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d2755" style:font-style-asian="normal" style:font-weight-asian="normal" style:text-emphasize="none"/>
    </style:style>
    <style:style style:name="T9" style:family="text">
      <style:text-properties officeooo:rsid="00129edb"/>
    </style:style>
    <style:style style:name="T10" style:family="text">
      <style:text-properties officeooo:rsid="001adcec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3" style:family="text">
      <style:text-properties officeooo:rsid="002f63c7"/>
    </style:style>
    <style:style style:name="T14" style:family="text">
      <style:text-properties fo:language="ro" fo:country="RO" officeooo:rsid="002f63c7" style:font-size-asian="12pt" style:font-size-complex="12pt"/>
    </style:style>
    <style:style style:name="T15" style:family="text">
      <style:text-properties fo:language="ro" fo:country="RO" officeooo:rsid="0039436d" style:font-size-asian="12pt" style:font-size-complex="12pt"/>
    </style:style>
    <style:style style:name="T16" style:family="text">
      <style:text-properties fo:language="ro" fo:country="RO" officeooo:rsid="003d2755" style:font-size-asian="12pt" style:font-size-complex="12pt"/>
    </style:style>
    <style:style style:name="T17" style:family="text">
      <style:text-properties fo:language="ro" fo:country="RO" officeooo:rsid="0040b23c" style:font-size-asian="12pt" style:font-size-complex="12pt"/>
    </style:style>
    <style:style style:name="T18" style:family="text">
      <style:text-properties fo:language="ro" fo:country="RO" officeooo:rsid="0041a700" style:font-size-asian="12pt" style:font-size-complex="12pt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a2c2f" style:font-size-asian="12pt" style:font-style-asian="normal" style:font-weight-asian="normal" style:font-size-complex="12pt" style:text-emphasize="none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d2755" style:font-size-asian="12pt" style:font-style-asian="normal" style:font-weight-asian="normal" style:font-size-complex="12pt" style:text-emphasize="none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41a700" style:font-size-asian="12pt" style:font-style-asian="normal" style:font-weight-asian="normal" style:font-size-complex="12pt" style:text-emphasize="none"/>
    </style:style>
    <style:style style:name="T22" style:family="text">
      <style:text-properties officeooo:rsid="0040b23c"/>
    </style:style>
    <style:style style:name="T23" style:family="text">
      <style:text-properties officeooo:rsid="0041728d"/>
    </style:style>
    <style:style style:name="T24" style:family="text">
      <style:text-properties officeooo:rsid="0041a700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424e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20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1"><text:span text:style-name="T15">”</text:span><text:span text:style-name="T16">About</text:span><text:span text:style-name="T15">” </text:span><text:span text:style-name="T16">from menu </text:span><text:span text:style-name="T15">button </text:span><text:span text:style-name="T18">in</text:span><text:span text:style-name="T15"> </text:span><text:span text:style-name="T17">Shopping cart page</text:span><text:span text:style-name="T14"> –</text:span><text:span text:style-name="T19"> </text:span><text:span text:style-name="T20">redirect</text:span><text:span text:style-name="T21">s</text:span><text:span text:style-name="T20"> to SauceLabs page </text:span><text:span text:style-name="T21">with 404</text:span><text:span text:style-name="T20"> error message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19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0"><text:span text:style-name="T4">2</text:span><text:span text:style-name="T5">4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9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1"><text:span text:style-name="T11">Chrome </text:span><text:span text:style-name="T12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0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3">1</text:span></text:p>
          </table:table-cell>
        </table:table-row>
      </table:table>
      <text:p text:style-name="P1"/>
      <text:p text:style-name="P1"/>
      <text:p text:style-name="P10">Description</text:p>
      <text:p text:style-name="P14">By pressing “About” from menu button <text:span text:style-name="T24">in</text:span> <text:span text:style-name="T22">Shopping cart</text:span> page, <text:span text:style-name="T26">it </text:span>redirec<text:span text:style-name="T24">ts</text:span> to SauceLabs page<text:span text:style-name="T24"> with 404</text:span> error message: <text:line-break/><text:span text:style-name="T24"><text:tab/></text:span><text:span text:style-name="T25">“Error 404 Uh oh! This page got lost in the web.”</text:span></text:p>
      <text:p text:style-name="P14"/>
      <text:p text:style-name="P18"/>
      <text:p text:style-name="P10">Steps to reproduce</text:p>
      <text:p text:style-name="P16">1. access site www.saucedemo.com in Chrome </text:p>
      <text:p text:style-name="P22"><text:span text:style-name="T7">2. insert valid data in field “Username” </text:span><text:span text:style-name="T8">(problem_user)</text:span></text:p>
      <text:p text:style-name="P22"><text:span text:style-name="T7">3. insert valid data in field “Password” </text:span><text:span text:style-name="T8">(secret_sauce)</text:span></text:p>
      <text:p text:style-name="P17">4. press “Login” button</text:p>
      <text:p text:style-name="P17">5. press “add to cart” for one product<text:span text:style-name="T23"> (Sauce Labs Bike Light)</text:span></text:p>
      <text:p text:style-name="P17">6. click the icon off the cart <text:s/></text:p>
      <text:p text:style-name="P17">7. <text:s/>click “About” from menu button</text:p>
      <text:p text:style-name="P17"/>
      <text:p text:style-name="P17"/>
      <text:p text:style-name="P10">Expected result</text:p>
      <text:p text:style-name="P14">By pressing “About” from menu button from <text:span text:style-name="T22">Shopping cart</text:span> page, is redirected to other page (SauceLabs page) with presentation of the testing tools of the company who made the site.</text:p>
      <text:p text:style-name="P15"/>
      <text:p text:style-name="P14"/>
      <text:p text:style-name="P10">Actual result</text:p>
      <text:p text:style-name="P13">By pressing “About” from menu button <text:span text:style-name="T24">in</text:span> <text:span text:style-name="T22">Shopping cart</text:span> page, redirec<text:span text:style-name="T24">ts</text:span> to SauceLabs page<text:span text:style-name="T24"> with 404</text:span> error message: <text:line-break/><text:span text:style-name="T24"><text:tab/></text:span><text:span text:style-name="T25">“Error 404 Uh oh! This page got lost in the web.”</text:span></text:p>
      <text:p text:style-name="P12"><text:soft-page-break/></text:p>
      <text:p text:style-name="P10">Notes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9</meta:editing-cycles>
    <meta:creation-date>2024-02-05T18:33:00</meta:creation-date>
    <dc:date>2024-05-04T13:31:24.787000000</dc:date>
    <meta:editing-duration>PT2H28M23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38" meta:word-count="200" meta:character-count="1219" meta:non-whitespace-character-count="1043"/>
    <meta:user-defined meta:name="AppVersion">16.0000</meta:user-defined>
    <meta:template xlink:type="simple" xlink:actuate="onRequest" xlink:title="Normal" xlink:href=""/>
  </office:meta>
</office:document-meta>
</file>